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fr" fo:country="FR"/>
    </style:style>
    <style:style style:name="P2" style:family="paragraph" style:parent-style-name="Text_20_body">
      <style:text-properties fo:language="fr" fo:country="FR" officeooo:rsid="000565bd"/>
    </style:style>
    <style:style style:name="P3" style:family="paragraph" style:parent-style-name="Text_20_body" style:list-style-name="L1">
      <style:text-properties fo:font-size="16pt" fo:language="fr" fo:country="FR" officeooo:rsid="000565bd" officeooo:paragraph-rsid="000565bd" style:font-size-asian="16pt" style:font-size-complex="16pt"/>
    </style:style>
    <style:style style:name="P4" style:family="paragraph" style:parent-style-name="Text_20_body" style:list-style-name="L2">
      <style:text-properties fo:font-size="16pt" fo:language="fr" fo:country="FR" officeooo:rsid="000565bd" officeooo:paragraph-rsid="000565bd" style:font-size-asian="16pt" style:font-size-complex="16pt"/>
    </style:style>
    <style:style style:name="P5" style:family="paragraph" style:parent-style-name="Text_20_body" style:list-style-name="L3">
      <style:text-properties fo:font-size="16pt" fo:language="fr" fo:country="FR" officeooo:rsid="000565bd" officeooo:paragraph-rsid="000565bd" style:font-size-asian="16pt" style:font-size-complex="16pt"/>
    </style:style>
    <style:style style:name="P6" style:family="paragraph" style:parent-style-name="Text_20_body" style:list-style-name="L4">
      <style:text-properties fo:font-size="16pt" fo:language="fr" fo:country="FR" officeooo:rsid="000565bd" officeooo:paragraph-rsid="000565bd" style:font-size-asian="16pt" style:font-size-complex="16pt"/>
    </style:style>
    <style:style style:name="P7" style:family="paragraph" style:parent-style-name="Text_20_body" style:list-style-name="L2">
      <style:text-properties fo:font-size="16pt" fo:language="fr" fo:country="FR" officeooo:rsid="000624d2" officeooo:paragraph-rsid="000624d2" style:font-size-asian="16pt" style:font-size-complex="16pt"/>
    </style:style>
    <style:style style:name="P8" style:family="paragraph" style:parent-style-name="Text_20_body" style:list-style-name="L4">
      <style:text-properties fo:font-size="16pt" fo:language="fr" fo:country="FR" officeooo:rsid="000624d2" officeooo:paragraph-rsid="000624d2" style:font-size-asian="16pt" style:font-size-complex="16pt"/>
    </style:style>
    <style:style style:name="P9" style:family="paragraph" style:parent-style-name="Text_20_body" style:list-style-name="L1">
      <style:text-properties fo:font-size="16pt" fo:language="fr" fo:country="FR" officeooo:paragraph-rsid="000565bd" style:font-size-asian="16pt" style:font-size-complex="16pt"/>
    </style:style>
    <style:style style:name="P10" style:family="paragraph" style:parent-style-name="Text_20_body" style:list-style-name="L3">
      <style:text-properties fo:font-size="16pt" fo:language="fr" fo:country="FR" officeooo:rsid="000825c6" officeooo:paragraph-rsid="000825c6" style:font-size-asian="16pt" style:font-size-complex="16pt"/>
    </style:style>
    <style:style style:name="P11" style:family="paragraph" style:parent-style-name="Text_20_body" style:list-style-name="L3">
      <style:text-properties fo:font-size="16pt" fo:language="fr" fo:country="FR" officeooo:rsid="000beb35" officeooo:paragraph-rsid="000beb35" style:font-size-asian="16pt" style:font-size-complex="16pt"/>
    </style:style>
    <style:style style:name="T1" style:family="text">
      <style:text-properties officeooo:rsid="00038860"/>
    </style:style>
    <style:style style:name="T2" style:family="text">
      <style:text-properties officeooo:rsid="000565bd"/>
    </style:style>
    <style:style style:name="T3" style:family="text">
      <style:text-properties officeooo:rsid="000624d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text:span text:style-name="T1">é</text:span>ance <text:span text:style-name="T1">0</text:span> : “<text:span text:style-name="T1">Bienvenue</text:span>”</text:p>
      <text:p text:style-name="P2"/>
      <text:list xml:id="list1206959210" text:style-name="L1">
        <text:list-item>
          <text:p text:style-name="P3">Appel</text:p>
        </text:list-item>
        <text:list-item>
          <text:p text:style-name="P3">Bienvenue au cours de mathématiques</text:p>
        </text:list-item>
        <text:list-item>
          <text:p text:style-name="P3">Présentation : M. Collet – “Monsieur” – vouvoiement</text:p>
        </text:list-item>
        <text:list-item>
          <text:p text:style-name="P3">Quelques règles</text:p>
        </text:list-item>
      </text:list>
      <text:list xml:id="list2712017664" text:style-name="L2">
        <text:list-item>
          <text:list>
            <text:list-item>
              <text:p text:style-name="P4">On lève la main pour demander la parole</text:p>
            </text:list-item>
            <text:list-item>
              <text:p text:style-name="P7">On ne se moque jamais, de personne</text:p>
            </text:list-item>
          </text:list>
        </text:list-item>
      </text:list>
      <text:list xml:id="list231352318025435" text:continue-list="list1206959210" text:style-name="L1">
        <text:list-item>
          <text:p text:style-name="P9"><text:span text:style-name="T2">V</text:span><text:span text:style-name="T3">é</text:span><text:span text:style-name="T2">rification de l’emploi du temps</text:span></text:p>
        </text:list-item>
        <text:list-item>
          <text:p text:style-name="P3">Point matériel</text:p>
        </text:list-item>
      </text:list>
      <text:list xml:id="list1033977814" text:style-name="L3">
        <text:list-item>
          <text:list>
            <text:list-item>
              <text:p text:style-name="P10">Livre</text:p>
            </text:list-item>
            <text:list-item>
              <text:p text:style-name="P10">Cahiers</text:p>
            </text:list-item>
            <text:list-item>
              <text:p text:style-name="P11">Ardoise</text:p>
            </text:list-item>
            <text:list-item>
              <text:p text:style-name="P5">Calculatrice</text:p>
            </text:list-item>
            <text:list-item>
              <text:p text:style-name="P5">Règle</text:p>
            </text:list-item>
            <text:list-item>
              <text:p text:style-name="P5">Equerre</text:p>
            </text:list-item>
            <text:list-item>
              <text:p text:style-name="P5">Compas</text:p>
            </text:list-item>
            <text:list-item>
              <text:p text:style-name="P5">Rapporteur</text:p>
            </text:list-item>
            <text:list-item>
              <text:p text:style-name="P11">Papier millimétré / papier calque</text:p>
            </text:list-item>
          </text:list>
        </text:list-item>
      </text:list>
      <text:list xml:id="list231352420164870" text:continue-list="list231352318025435" text:style-name="L1">
        <text:list-item>
          <text:p text:style-name="P3">Donner confiance</text:p>
        </text:list-item>
      </text:list>
      <text:list xml:id="list3125137763" text:style-name="L4">
        <text:list-item>
          <text:list>
            <text:list-item>
              <text:p text:style-name="P6">programme = beaucoup de choses déjà vues</text:p>
            </text:list-item>
            <text:list-item>
              <text:p text:style-name="P8">On fait tous des erreurs, c’est normal, cela fait partie de l’apprentissage et c’est comme ça qu’on progresse. (// avec l’apprentissage de la marche ou du vélo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6:36:47.963049535</meta:creation-date>
    <dc:date>2023-08-30T23:13:50.802755502</dc:date>
    <meta:editing-duration>PT1H10M54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09" meta:character-count="583" meta:non-whitespace-character-count="513"/>
  </office:meta>
</office:document-meta>
</file>